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ui-sans-serif, system-ui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OpenSymbol1" svg:font-family="OpenSymbol, 'Arial Unicode MS'" style:font-charset="x-symbol"/>
    <style:font-face style:name="ui-monospace" svg:font-family="ui-monospace, SFMono-Regular"/>
    <style:font-face style:name="ui-monospace1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font-size="12pt" fo:letter-spacing="normal" fo:font-weight="normal" officeooo:rsid="001b38c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921fc" officeooo:paragraph-rsid="001921fc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fo:font-weight="normal" officeooo:rsid="001921fc" officeooo:paragraph-rsid="001921fc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921fc" officeooo:paragraph-rsid="001921f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921fc" officeooo:paragraph-rsid="001b38c9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1b38c9" officeooo:paragraph-rsid="001b38c9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921fc" officeooo:paragraph-rsid="001921fc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21fc" officeooo:paragraph-rsid="001921f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921fc" officeooo:paragraph-rsid="001b38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b38c9" officeooo:paragraph-rsid="001921f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921fc" officeooo:paragraph-rsid="001b38c9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font-size="12pt" fo:letter-spacing="normal" fo:font-weight="normal" officeooo:rsid="001b38c9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font-size="12pt" fo:letter-spacing="normal" fo:font-weight="normal" officeooo:rsid="001b38c9" officeooo:paragraph-rsid="001d1779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cm" fo:margin-bottom="0cm" style:contextual-spacing="false" fo:line-height="145%" fo:text-align="start" style:justify-single-word="false" fo:orphans="2" fo:widows="2" fo:padding="0cm" fo:border="none"/>
      <style:text-properties fo:font-variant="normal" fo:text-transform="none" fo:color="#1f2328" loext:opacity="100%" fo:font-size="12pt" fo:letter-spacing="normal" fo:font-weight="normal" officeooo:rsid="001b38c9" officeooo:paragraph-rsid="001d1779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font-size="12pt" fo:letter-spacing="normal" fo:font-weight="normal" officeooo:rsid="001d1779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font-size="12pt" fo:letter-spacing="normal" fo:font-weight="normal" officeooo:rsid="001d1779" officeooo:paragraph-rsid="001d1779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letter-spacing="normal"/>
    </style:style>
    <style:style style:name="P18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fo:letter-spacing="normal" officeooo:paragraph-rsid="001d1779"/>
    </style:style>
    <style:style style:name="P19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style:font-name="ui-monospace1" fo:font-size="12pt" fo:letter-spacing="normal" fo:font-style="normal" fo:font-weight="normal" officeooo:rsid="001b38c9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style:font-name="ui-monospace1" fo:font-size="12pt" fo:letter-spacing="normal" fo:font-style="normal" fo:font-weight="normal" officeooo:rsid="001b38c9" officeooo:paragraph-rsid="001d1779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style:font-name="Liberation Serif" fo:font-size="12pt" fo:letter-spacing="normal" fo:font-weight="normal" officeooo:rsid="001b38c9" officeooo:paragraph-rsid="001d1779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fo:font-variant="normal" fo:text-transform="none" fo:color="#1f2328" loext:opacity="100%" style:font-name="Liberation Serif" fo:font-size="12pt" fo:letter-spacing="normal" fo:font-weight="bold" officeooo:rsid="001b38c9" officeooo:paragraph-rsid="001d1779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8pt" fo:font-weight="bold" officeooo:rsid="001921fc" officeooo:paragraph-rsid="001921fc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1921fc" officeooo:paragraph-rsid="001921fc" style:font-size-asian="15.75pt" style:font-weight-asian="bold" style:font-size-complex="18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8pt" fo:font-weight="bold" officeooo:rsid="001b38c9" officeooo:paragraph-rsid="001b38c9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921fc" officeooo:paragraph-rsid="001921f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921fc" officeooo:paragraph-rsid="001921f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b38c9" officeooo:paragraph-rsid="001921f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b38c9" officeooo:paragraph-rsid="001d177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d1779" officeooo:paragraph-rsid="001d1779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b38c9" officeooo:paragraph-rsid="001921fc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bold" officeooo:rsid="001b38c9" officeooo:paragraph-rsid="001b38c9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text-align="start" style:justify-single-word="false"/>
      <style:text-properties fo:font-variant="normal" fo:text-transform="none" fo:color="#202124" loext:opacity="100%" style:font-name="Google Sans" fo:font-size="21pt" fo:letter-spacing="normal" fo:font-style="normal" fo:font-weight="normal" officeooo:rsid="001a73c2" officeooo:paragraph-rsid="001b38c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ui-monospace1" fo:font-size="12pt" fo:letter-spacing="normal" fo:font-style="normal" fo:font-weight="normal" officeooo:rsid="001d1779" officeooo:paragraph-rsid="001d1779" style:font-name-asian="Noto Sans Mono CJK SC" style:font-size-asian="12pt" style:font-weight-asian="normal" style:font-name-complex="Liberation Mono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1f2328" loext:opacity="100%" style:font-name="Liberation Serif" fo:font-size="12pt" fo:letter-spacing="normal" fo:font-style="normal" fo:font-weight="bold" officeooo:rsid="001d1779" officeooo:paragraph-rsid="001d1779" style:font-name-asian="Noto Sans Mono CJK SC" style:font-size-asian="12pt" style:font-weight-asian="bold" style:font-name-complex="Liberation Mono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38c9" officeooo:paragraph-rsid="001921fc" style:font-size-asian="12pt" style:font-weight-asian="normal" style:font-size-complex="12pt" style:font-weight-complex="normal"/>
    </style:style>
    <style:style style:name="P37" style:family="paragraph">
      <style:text-properties fo:color="#1f2328" loext:opacity="100%" style:font-name="ui-monospace" fo:font-size="12pt" style:font-name-asian="Noto Sans Mono CJK SC" style:font-name-complex="ui-monospace"/>
    </style:style>
    <style:style style:name="P38" style:family="paragraph">
      <loext:graphic-properties draw:fill="solid" draw:fill-color="#b4c7dc"/>
      <style:paragraph-properties style:writing-mode="lr-tb"/>
      <style:text-properties fo:font-size="12pt"/>
    </style:style>
    <style:style style:name="P39" style:family="paragraph">
      <style:paragraph-properties fo:line-height="145%"/>
      <style:text-properties fo:color="#1f2328" loext:opacity="100%" style:font-name="ui-monospace" fo:font-size="12pt" style:font-name-complex="ui-monospace" style:font-size-complex="12pt"/>
    </style:style>
    <style:style style:name="P40" style:family="paragraph">
      <loext:graphic-properties draw:fill="solid" draw:fill-color="#b4c7dc"/>
      <style:paragraph-properties style:writing-mode="lr-tb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b38c9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b38c9" style:font-size-asian="12pt" style:font-size-complex="12pt"/>
    </style:style>
    <style:style style:name="T5" style:family="text">
      <style:text-properties fo:font-variant="normal" fo:text-transform="none" fo:color="#1f2328" loext:opacity="100%" style:font-name="ui-monospace1" fo:letter-spacing="normal" fo:font-style="normal"/>
    </style:style>
    <style:style style:name="T6" style:family="text">
      <style:text-properties fo:font-variant="normal" fo:text-transform="none" fo:color="#1f2328" loext:opacity="100%" fo:letter-spacing="normal"/>
    </style:style>
    <style:style style:name="T7" style:family="text">
      <style:text-properties style:font-name="ui-monospace1" fo:font-style="normal"/>
    </style:style>
    <style:style style:name="T8" style:family="text">
      <style:text-properties style:font-name="ui-monospace1" fo:font-size="9.75pt" fo:font-style="normal" fo:font-weight="normal"/>
    </style:style>
    <style:style style:name="T9" style:family="text">
      <style:text-properties style:font-name="ui-monospace1" fo:font-size="12pt" fo:font-style="normal" fo:font-weight="normal" officeooo:rsid="001b38c9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style:font-size-asian="12pt" style:font-style-asian="normal" style:font-style-complex="normal"/>
    </style:style>
    <style:style style:name="T11" style:family="text">
      <style:text-properties fo:font-style="normal"/>
    </style:style>
    <style:style style:name="T12" style:family="text">
      <style:text-properties fo:color="#1f2328" loext:opacity="100%" style:font-name="ui-monospace" fo:font-size="12pt" style:font-name-asian="Noto Sans Mono CJK SC" style:font-name-complex="ui-monospace" style:font-size-complex="12pt"/>
    </style:style>
    <style:style style:name="T13" style:family="text">
      <style:text-properties fo:color="#1f2328" loext:opacity="100%" style:font-name="ui-monospace" fo:font-size="12pt" style:font-name-complex="ui-monospace" style:font-size-complex="12pt"/>
    </style:style>
    <style:style style:name="T14" style:family="text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ffffff" draw:fill="solid" draw:fill-color="#b4c7dc" fo:min-height="1.4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ffffff" draw:fill="solid" draw:fill-color="#b4c7dc" fo:min-height="4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ffffff" draw:fill="solid" draw:fill-color="#b4c7dc" fo:min-height="1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ffffff" draw:fill="solid" draw:fill-color="#b4c7dc" fo:min-height="3.5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geta Installation and Configuration</text:p>
      <text:p text:style-name="P3"/>
      <text:list xml:id="list125691842" text:style-name="L1">
        <text:list-item>
          <text:p text:style-name="P23">Vegeta Installation</text:p>
        </text:list-item>
      </text:list>
      <text:p text:style-name="P4"/>
      <text:p text:style-name="P4"/>
      <text:p text:style-name="P26"><text:tab/>Download and install vegeta in client machine</text:p>
      <text:p text:style-name="P26"/>
      <text:p text:style-name="P26"/>
      <text:p text:style-name="P26"><draw:frame text:anchor-type="paragraph" draw:z-index="0" draw:name="Text Frame 8" draw:style-name="gr4" draw:text-style-name="P40" svg:width="14.553cm" svg:height="3.506cm" svg:x="1.595cm" svg:y="0.127cm"><draw:text-box><text:p><text:span text:style-name="T14">$ wget </text:span><text:span text:style-name="T14"><text:a xlink:href="https://github.com/tsenart/vegeta/releases/download/v12.11.0/vegeta_12.11.0_linux_amd64.tar.gz" xlink:type="simple">https://github.com/tsenart/vegeta/releases/download/v12.11.0/vegeta_12.11.0_linux_amd64.tar.gz</text:a></text:span></text:p><text:p><text:span text:style-name="T14"/></text:p><text:p>$ tar xfz <text:span text:style-name="T14">vegeta_12.11.0_linux_amd64.tar.gz</text:span></text:p><text:p><text:span text:style-name="T14"/></text:p><text:p><text:span text:style-name="T14">$ mv vegeta /usr/bin/vegeta</text:span></text:p></draw:text-box></draw:frame><text:tab/><text:line-break/><text:line-break/><text:line-break/><text:line-break/><text:line-break/><text:line-break/><text:line-break/><text:line-break/></text:p>
      <text:p text:style-name="P4"><text:tab/></text:p>
      <text:list xml:id="list123761232443135" text:continue-numbering="true" text:style-name="L1">
        <text:list-item>
          <text:p text:style-name="P23">Running a load test using vegeta example</text:p>
        </text:list-item>
      </text:list>
      <text:p text:style-name="P4"/>
      <text:p text:style-name="P4"><draw:frame text:anchor-type="paragraph" draw:z-index="1" draw:name="Text Frame 1" draw:style-name="gr3" draw:text-style-name="P40" svg:width="14.553cm" svg:height="1.23cm" svg:x="1.595cm" svg:y="0.127cm"><draw:text-box><text:p><text:span text:style-name="T14">echo "GET http://&lt;application_url&gt;/" | vegeta attack -duration=120s | tee results.bin | vegeta report</text:span></text:p></draw:text-box></draw:frame><text:tab/></text:p>
      <text:p text:style-name="P4"/>
      <text:p text:style-name="P4"/>
      <text:p text:style-name="P4"/>
      <text:p text:style-name="P4"><text:tab/><text:span text:style-name="T1">Example result</text:span></text:p>
      <text:p text:style-name="P8"/>
      <text:p text:style-name="P8"><draw:frame text:anchor-type="paragraph" draw:z-index="2" draw:name="Text Frame 2" draw:style-name="gr2" draw:text-style-name="P40" svg:width="14.553cm" svg:height="4.384cm" svg:x="1.595cm" svg:y="0.127cm"><draw:text-box><text:p><text:span text:style-name="T14">Requests <text:s text:c="5"/>[total, rate] <text:s text:c="11"/>6000, 50.01</text:span></text:p><text:p><text:span text:style-name="T14">Duration <text:s text:c="5"/>[total, attack, wait] <text:s text:c="3"/>2m0.072491358s, 1m59.980003112s, 92.488246ms</text:span></text:p><text:p><text:span text:style-name="T14">Latencies <text:s text:c="4"/>[mean, 50, 95, 99, max] <text:s/>76.235976ms, 72.996349ms, 109.192641ms, </text:span><text:span text:style-name="T14">133.960662ms, 187.907358ms</text:span></text:p><text:p><text:span text:style-name="T14">Bytes In <text:s text:c="5"/>[total, mean] <text:s text:c="11"/>65862000, 10977.00</text:span></text:p><text:p><text:span text:style-name="T14">Bytes Out <text:s text:c="4"/>[total, mean] <text:s text:c="11"/>0, 0.00</text:span></text:p><text:p><text:span text:style-name="T14">Success <text:s text:c="6"/>[ratio] <text:s text:c="17"/>100.00%</text:span></text:p><text:p><text:span text:style-name="T14">Status Codes <text:s/>[code:count] <text:s text:c="12"/>200:6000</text:span></text:p><text:p><text:span text:style-name="T14">Error Set:</text:span></text:p></draw:text-box></draw:frame></text:p>
      <text:p text:style-name="P8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9"><text:s text:c="3"/><text:tab/> • Requests shows the total number of requests sent during the test and the rate of the <text:tab/><text:tab/>requests</text:p>
      <text:p text:style-name="P9"/>
      <text:p text:style-name="P9"><text:s text:c="3"/><text:tab/> • Duration shows the total duration of the test, the attack period simulating load on the <text:tab/>application and the wait time</text:p>
      <text:p text:style-name="P9"/>
      <text:p text:style-name="P9"><text:soft-page-break/><text:s text:c="4"/><text:tab/>• Latencies shows the mean latency, 50th, 95th and 99th percentiles, respectively, of the <text:tab/>latencies of all requests in an attack as well as the maximum latency recognized.</text:p>
      <text:p text:style-name="P9"/>
      <text:p text:style-name="P9"><text:s text:c="4"/><text:tab/>• Bytes In and Bytes Out shows:</text:p>
      <text:p text:style-name="P9"><text:s text:c="8"/><text:tab/><text:tab/>◦ The total number of bytes sent (out) or received (in) with the request or response <text:tab/><text:tab/>bodies.</text:p>
      <text:p text:style-name="P9"><text:s text:c="8"/><text:tab/><text:tab/>◦ The mean number of bytes sent (out) or received (in) with the request or response <text:tab/><text:tab/>bodies.</text:p>
      <text:p text:style-name="P9"/>
      <text:p text:style-name="P9"><text:s text:c="4"/><text:tab/>• Success shows the percentiles of successful requests sent to the application</text:p>
      <text:p text:style-name="P9"/>
      <text:p text:style-name="P9"><text:s text:c="3"/><text:tab/> • Status Codes provides a counter of the HTTP response codes received and their <text:tab/>occurrence. </text:p>
      <text:p text:style-name="P5"><text:tab/></text:p>
      <text:p text:style-name="P5"/>
      <text:p text:style-name="P4"/>
      <text:p text:style-name="P4"><text:tab/></text:p>
      <text:list xml:id="list123761610281229" text:continue-numbering="true" text:style-name="L1">
        <text:list-item>
          <text:p text:style-name="P23">Configuring vegeta for load test</text:p>
        </text:list-item>
      </text:list>
      <text:p text:style-name="P4"/>
      <text:p text:style-name="P4"><text:span text:style-name="T3"><text:tab/></text:span><text:span text:style-name="T4">To run vegeta load test </text:span></text:p>
      <text:p text:style-name="P31"/>
      <text:p text:style-name="P10"/>
      <text:p text:style-name="P10"><draw:frame text:anchor-type="paragraph" draw:z-index="3" draw:name="Text Frame 3" draw:style-name="gr1" draw:text-style-name="P38" svg:width="16.378cm" svg:height="1.484cm" svg:x="0.774cm" svg:y="0.127cm"><draw:text-box><text:p><text:span text:style-name="T14">echo "GET http://192.168.2.4/" | vegeta -cpus=12 attack -duration=10m -rate=30000 -timeout=60s <text:s/>| vegeta report –type=text</text:span></text:p></draw:text-box></draw:frame></text:p>
      <text:p text:style-name="P4"><text:tab/></text:p>
      <text:p text:style-name="P15"><text:span text:style-name="T7"/></text:p>
      <text:p text:style-name="P21"><text:span text:style-name="T11"/></text:p>
      <text:p text:style-name="P22"><text:span text:style-name="T11"><text:tab/>For Generationg html report </text:span></text:p>
      <text:p text:style-name="P21"><text:span text:style-name="T11"/></text:p>
      <text:p text:style-name="P16"><draw:frame text:anchor-type="paragraph" draw:z-index="4" draw:name="Text Frame 4" draw:style-name="gr1" draw:text-style-name="P38" svg:width="16.378cm" svg:height="2.867cm" svg:x="0.774cm" svg:y="0.127cm"><draw:text-box><text:p text:style-name="P39"><text:span text:style-name="T13">echo "GET http://192.168.2.4/" | vegeta -cpus=12 attack -duration=10s -rate=3000 -timeout=60s -output=results-veg-httpbin-get.bin &amp;&amp; cat results-veg-httpbin-get.bin | vegeta plot --title="HTTP Bin GET rps" &gt; http-bin-get-30-k1min.html</text:span></text:p></draw:text-box></draw:frame></text:p>
      <text:p text:style-name="P16"><text:span text:style-name="T7"/></text:p>
      <text:p text:style-name="P16"><text:span text:style-name="T7"/></text:p>
      <text:p text:style-name="P16"><text:span text:style-name="T7"/></text:p>
      <text:p text:style-name="P10"/>
      <text:p text:style-name="P10"/>
      <text:p text:style-name="P36"/>
      <text:p text:style-name="P35"><text:tab/>With http headers</text:p>
      <text:p text:style-name="P34"/>
      <text:p text:style-name="P34"><text:tab/></text:p>
      <text:p text:style-name="P4"><draw:frame text:anchor-type="paragraph" draw:z-index="5" draw:name="Text Frame 5" draw:style-name="gr1" draw:text-style-name="P38" svg:width="16.378cm" svg:height="1.978cm" svg:x="0.774cm" svg:y="0.127cm"><draw:text-box><text:p text:style-name="P37"><text:span text:style-name="T12">echo "GET http://192.168.0.14/" | vegeta -cpus=10 attack -connections=1000000 -header="sleep:20000" -header="times:2" -rate=2000 -duration=10m -timeout=2h -workers=500 <text:s/>| vegeta report --type=text</text:span></text:p></draw:text-box></draw:frame></text:p>
      <text:p text:style-name="P4"/>
      <text:p text:style-name="P4"/>
      <text:p text:style-name="P4"/>
      <text:p text:style-name="P4"/>
      <text:p text:style-name="P29"><text:soft-page-break/></text:p>
      <text:p text:style-name="P30"><text:tab/>Parameter definitions</text:p>
      <text:p text:style-name="P29"/>
      <text:p text:style-name="P29"><text:tab/><text:span text:style-name="T5">-cpus int</text:span></text:p>
      <text:p text:style-name="P13"><text:s text:c="8"/><text:span text:style-name="T7">Number of CPUs to use (default = number of cpus)</text:span></text:p>
      <text:p text:style-name="P29"><text:tab/><text:span text:style-name="T6"> </text:span><text:span text:style-name="T5">-connections int</text:span></text:p>
      <text:p text:style-name="P13"><text:s text:c="8"/><text:span text:style-name="T7">Max open idle connections per target host (default 10000)</text:span></text:p>
      <text:p text:style-name="P29"><text:tab/><text:span text:style-name="T6"> <text:s/></text:span><text:span text:style-name="T5">-timeout duration</text:span></text:p>
      <text:p text:style-name="P13"><text:s text:c="8"/><text:span text:style-name="T7">Requests timeout (default 30s)</text:span></text:p>
      <text:p text:style-name="P29"><text:tab/><text:span text:style-name="T5">-workers uint</text:span></text:p>
      <text:p text:style-name="P13"><text:s text:c="8"/><text:span text:style-name="T7">Initial number of workers (default 10)</text:span></text:p>
      <text:p text:style-name="P29"><text:tab/><text:span text:style-name="T5">-duration duration</text:span></text:p>
      <text:p text:style-name="P13"><text:s text:c="8"/><text:span text:style-name="T7">Duration of the test [0 = forever]</text:span></text:p>
      <text:p text:style-name="P29"><text:tab/><text:span text:style-name="T5">-rate value</text:span></text:p>
      <text:p text:style-name="P13"><text:s text:c="8"/><text:span text:style-name="T7">Number of requests per time unit [0 = infinity] (default 50/1s)</text:span></text:p>
      <text:p text:style-name="P18"><text:span text:style-name="T9"><text:tab/> <text:s/>-header value</text:span></text:p>
      <text:p text:style-name="P20"><text:s text:c="8"/><text:tab/> <text:s text:c="4"/>Request header</text:p>
      <text:p text:style-name="P14"><text:span text:style-name="T7"/></text:p>
      <text:p text:style-name="P4"/>
      <text:list xml:id="list123759891053249" text:continue-numbering="true" text:style-name="L1">
        <text:list-item>
          <text:p text:style-name="P25">References</text:p>
        </text:list-item>
      </text:list>
      <text:p text:style-name="P6"/>
      <text:list xml:id="list1755425444" text:style-name="L2">
        <text:list-header>
          <text:p text:style-name="P32"/>
        </text:list-header>
        <text:list-item>
          <text:p text:style-name="P33"><text:a xlink:type="simple" xlink:href="https://www.scaleway.com/en/docs/tutorials/load-testing-vegeta/" text:style-name="Internet_20_link" text:visited-style-name="Visited_20_Internet_20_Link"><text:span text:style-name="T10">https://www.scaleway.com/en/docs/tutorials/load-testing-vegeta/</text:span></text:a></text:p>
        </text:list-item>
        <text:list-item>
          <text:p text:style-name="P33"><text:a xlink:type="simple" xlink:href="https://github.com/tsenart/vegeta" text:style-name="Internet_20_link" text:visited-style-name="Visited_20_Internet_20_Link"><text:span text:style-name="T10">https://github.com/tsenart/vegeta</text:span></text:a></text:p>
        </text:list-item>
        <text:list-item>
          <text:p text:style-name="P33"><text:a xlink:type="simple" xlink:href="https://geshan.com.np/blog/2020/09/vegeta-load-testing-primer-with-examples/" text:style-name="Internet_20_link" text:visited-style-name="Visited_20_Internet_20_Link"><text:span text:style-name="T10">https://geshan.com.np/blog/2020/09/vegeta-load-testing-primer-with-examples/</text:span></text:a></text:p>
        </text:list-item>
        <text:list-item>
          <text:p text:style-name="P33"><text:a xlink:type="simple" xlink:href="https://www.freecodecamp.org/news/how-we-fine-tuned-haproxy-to-achieve-2-000-000-concurrent-ssl-connections-d017e61a4d27/" text:style-name="Internet_20_link" text:visited-style-name="Visited_20_Internet_20_Link"><text:span text:style-name="T10">https://www.freecodecamp.org/news/how-we-fine-tuned-haproxy-to-achieve-2-000-000-concurrent-ssl-connections-d017e61a4d27/</text:span></text:a></text:p>
        </text:list-item>
      </text:list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ui-sans-serif, system-ui, apple-system, BlinkMacSystemFont, 'Segoe UI', Roboto, 'Helvetica Neue', Arial, 'Noto Sans', sans-serif, 'Apple Color Emoji', 'Segoe UI Emoji', 'Segoe UI Symbol', 'Noto Color Emoji'"/>
    <style:font-face style:name="OpenSymbol" svg:font-family="OpenSymbol" style:font-charset="x-symbol"/>
    <style:font-face style:name="OpenSymbol1" svg:font-family="OpenSymbol, 'Arial Unicode MS'" style:font-charset="x-symbol"/>
    <style:font-face style:name="ui-monospace" svg:font-family="ui-monospace, SFMono-Regular"/>
    <style:font-face style:name="ui-monospace1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2:00:05.622988904</meta:creation-date>
    <meta:generator>LibreOffice/7.3.7.2$Linux_X86_64 LibreOffice_project/30$Build-2</meta:generator>
    <dc:date>2023-11-20T12:37:59.573275577</dc:date>
    <meta:editing-duration>PT14M36S</meta:editing-duration>
    <meta:editing-cycles>2</meta:editing-cycles>
    <meta:document-statistic meta:table-count="0" meta:image-count="0" meta:object-count="0" meta:page-count="3" meta:paragraph-count="44" meta:word-count="252" meta:character-count="1900" meta:non-whitespace-character-count="1536"/>
  </office:meta>
</office:document-meta>
</file>